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1">
      <style:text-properties fo:font-variant="normal" fo:text-transform="none" fo:color="#000000" style:font-name="Helvetica" fo:font-size="13.5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rockingsoccer.com/lv/futbols/help/home/category-7/article-32" text:style-name="Internet_20_link" text:visited-style-name="Visited_20_Internet_20_Link">https://rockingsoccer.com/lv/futbols/help/home/category-7/article-32</text:a></text:h>
      <text:h text:style-name="P3" text:outline-level="1">Turnīri: Kausa izcīņa</text:h>
      <text:p text:style-name="P1">Kausa izcīņa notiek pēc izslēgšanas principa, tajā piedalās visu valsts līgu līmeņu komandas, un visām komandām turnīrs beidzas pēc pirmā zaudējuma.</text:p>
      <text:h text:style-name="P2" text:outline-level="3">Izloze/Dalība kausā</text:h>
      <text:p text:style-name="P1">Kārta, kurā komanda iesaistās kausa izcīņā, ir atkarīga no tās sekmēm iepriekšējā līgas sezonā..</text:p>
      <text:p text:style-name="P1">Augstākās līgas dalībnieki turnīrā iesaistās vēlāk kā, teiksim, trešās līgas klubi. Līdz ar to zemāko līgu dalībnieki neriskē ar to, ka jau pirmajā spēlē tiem būs jātiekas ar kādu no grandiem.</text:p>
      <text:p text:style-name="P1">Katras kārtas izloze notiek pēc pilnīgas nejaušības principa, ikviena komanda var tikties ar ikvienu, un arī vienīgās spēles laukuma saimnieki tiek izvēlēti nejauši.</text:p>
      <text:h text:style-name="P2" text:outline-level="3">Kausa fināls</text:h>
      <text:p text:style-name="P1">Stadions, kurā notiks kausa izcīņas fināls, tiek noteikts pirms turnīra. Līdz ar to ir liela varbūtība, ka nevienai no komandām finālā nebūs sava laukuma priekšrocību.</text:p>
      <text:p text:style-name="P1">Kausa <office:annotation office:name="__Annotation__2_3452609549"><dc:creator>Nezināms autors</dc:creator><dc:date>2018-11-11T18:00:38.026000000</dc:date><text:p text:style-name="P4"><text:span text:style-name="T1">ieguvējam</text:span></text:p></office:annotation>ieuvējam<office:annotation-end office:name="__Annotation__2_3452609549"/> ir tiesības piedalīties <office:annotation office:name="__Annotation__5_3452609549"><dc:creator>Nezināms autors</dc:creator><dc:date>2018-11-11T18:01:06.625000000</dc:date><text:p text:style-name="P4"><text:span text:style-name="T1">Kontinentālajā līgā</text:span></text:p></office:annotation>Kontinetālaja'līgā<office:annotation-end office:name="__Annotation__5_3452609549"/>. Ja kausa ieguvējs ir izcīnījis vietu Čempionu līgā, kausa ieguvēja vieta tiek piešķirta komandai, kas ir pirmā aiz Čempionu līgas sliekšņa līgas tabulā.</text:p>
      <text:h text:style-name="P2" text:outline-level="3">Sava laukuma priekšrocības</text:h>
      <text:p text:style-name="P1">Komanda, kuras laukumā notiek spēle, iegūst sava laukuma priekšrocības. Tas attiecas arī uz gadījumu, kad finālā spēlē komanda, kuras mājas spēļu stadionā tas tiek rīkots. Ja šī komanda finālā neiekļūst, fināls uzskatāms par notiekošu neitrālā laukumā.</text:p>
      <text:p text:style-name="P1">Ja tiekas komandas no dažādiem līgu līmeņiem, spēle notiek zemākā līmeņa komandas laukumā. Piemēram, ja tiekas komanda no 5.2 līgas ar komandu no 4.3 līgas, spēle notiks pirmās komandas laukumā. Izņēmums ir pirmā kārta, kad laukuma saimnieki tiek izvēlēti pēc nejaušības principa.</text:p>
      <text:h text:style-name="P2" text:outline-level="3">Spēlētāju pieredze</text:h>
      <text:p text:style-name="P1">Katrs spēlētājs var saņemt pieredzes punktus par trim kausa izcīņas spēlēm. Katra no tām dod 300 pieredzes punkt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7:59:05.288000000</meta:creation-date>
    <dc:date>2018-11-11T18:04:04.613000000</dc:date>
    <meta:editing-duration>PT4M59S</meta:editing-duration>
    <meta:editing-cycles>2</meta:editing-cycles>
    <meta:generator>LibreOffice/6.0.2.1$Windows_X86_64 LibreOffice_project/f7f06a8f319e4b62f9bc5095aa112a65d2f3ac89</meta:generator>
    <meta:document-statistic meta:table-count="0" meta:image-count="0" meta:object-count="0" meta:page-count="1" meta:paragraph-count="15" meta:word-count="252" meta:character-count="1790" meta:non-whitespace-character-count="1553"/>
  </office:meta>
</office:document-meta>
</file>